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3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8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9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0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1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2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1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1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8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9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0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1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f1f1f" loext:opacity="100%" style:font-name="Google Sans Text"/>
    </style:style>
    <style:style style:name="T3" style:family="text">
      <style:text-properties fo:color="#1f1f1f" loext:opacity="100%" style:font-name="Google Sans Text" fo:font-weight="bold" loext:padding="0cm" loext:border="none"/>
    </style:style>
    <style:style style:name="T4" style:family="text">
      <style:text-properties fo:font-style="italic" loext:padding="0cm" loext:border="none"/>
    </style:style>
    <style:style style:name="T5" style:family="text">
      <style:text-properties fo:color="#444746" loext:opacity="100%" style:font-name="Google Sans Text" loext:padding="0cm" loext:border="none"/>
    </style:style>
    <style:style style:name="T6" style:family="text">
      <style:text-properties fo:color="#444746" loext:opacity="100%" style:font-name="Google Sans Text" fo:font-weight="bold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section text:style-name="Sect1" text:name="model-response-message-contentr_d1f74de713ac74c7">
        <text:h text:style-name="P1" text:outline-level="3">Justificación de Integración: API de Trefle.io para SIRA</text:h>
        <text:p text:style-name="P13">1. ¿Por qué elegimos Trefle.io?</text:p>
        <text:p text:style-name="P3">La decisión de integrar Trefle.io como fuente de datos externa se fundamenta en la necesidad de dotar a SIRA de una base científica sólida, evitando la introducción manual de datos y posibles errores humanos.</text:p>
        <text:list text:style-name="L1">
          <text:list-item>
            <text:p text:style-name="P4"><text:span text:style-name="T1">Rigor Científico y Estandarización:</text:span> Trefle no es una simple lista de nombres; es una base de datos botánica estructurada a nivel mundial. Al usarla, SIRA pasa de ser un gestor de nombres arbitrarios (ej. "Tomate", "Tomatera") a un sistema basado en taxonomía científica (<text:span text:style-name="T4">Solanum lycopersicum</text:span>). Esto profesionaliza el catálogo de cultivos.</text:p>
          </text:list-item>
          <text:list-item>
            <text:p text:style-name="P4"><text:span text:style-name="T1">Escalabilidad del Catálogo:</text:span> Permite a SIRA escalar de 5 cultivos a 5.000 sin esfuerzo manual. Si en el futuro el cliente decide plantar un cultivo exótico, el sistema ya estará preparado para importar sus datos inmediatamente.</text:p>
          </text:list-item>
          <text:list-item>
            <text:p text:style-name="P15"><text:span text:style-name="T3">Mantenimiento y Actualización:</text:span><text:span text:style-name="T2"> Gracias al campo </text:span><text:span text:style-name="Source_20_Text"><text:span text:style-name="T5">external_api_id</text:span></text:span><text:span text:style-name="T2"> que hemos implementado en nuestra base de datos, mantenemos un vínculo vivo con la fuente. Si la comunidad científica actualiza una clasificación o mejora una imagen, SIRA puede recibir esa actualización, garantizando que el sistema no se quede obsoleto.</text:span></text:p>
          </text:list-item>
        </text:list>
        <text:p text:style-name="P13">2. ¿Qué datos obtendremos y para qué sirven en SIRA?</text:p>
        <text:p text:style-name="P16"><text:span text:style-name="T2">La API nos suministrará dos tipos de información crítica que alimentarán directamente nuestras tablas </text:span><text:span text:style-name="Source_20_Text"><text:span text:style-name="T5">Cultivo</text:span></text:span><text:span text:style-name="T2"> y </text:span><text:span text:style-name="Source_20_Text"><text:span text:style-name="T5">ParametrosOptimos</text:span></text:span><text:span text:style-name="T2">.</text:span></text:p>
        <text:p text:style-name="P2">A. Datos de Identificación (Tabla Cultivo)</text:p>
        <text:p text:style-name="P2">Estos datos son necesarios para que el Frontend (la parte de Jorge) sea visual y preciso.</text:p>
        <text:list text:style-name="L2">
          <text:list-item>
            <text:p text:style-name="P6"><text:span text:style-name="T1">Nombre Científico:</text:span> Identificador único universal. Evita confusiones entre variantes regionales.</text:p>
          </text:list-item>
          <text:list-item>
            <text:p text:style-name="P6"><text:span text:style-name="T1">Nombre Común:</text:span> El nombre con el que el agricultor buscará la planta.</text:p>
          </text:list-item>
          <text:list-item>
            <text:p text:style-name="P6"><text:span text:style-name="T1">URL de Imagen:</text:span> Trefle proporciona enlaces a fotos de alta calidad, permitiendo que la interfaz de usuario muestre fichas visuales del cultivo automáticamente.</text:p>
          </text:list-item>
        </text:list>
        <text:p text:style-name="P2">B. Datos de Condiciones de Crecimiento (Tabla ParametrosOptimos)</text:p>
        <text:p text:style-name="P2">Estos son los datos vitales para la "Inteligencia" del sistema IoT. Trefle nos da los rangos de supervivencia que nuestro algoritmo usará para tomar decisiones.</text:p>
        <text:list text:style-name="L3">
          <text:list-item>
            <text:p text:style-name="P18"><text:span text:style-name="T3">Temperatura Mínima y Máxima (</text:span><text:span text:style-name="Source_20_Text"><text:span text:style-name="T6">minimum_temperature</text:span></text:span><text:span text:style-name="T3">, </text:span><text:span text:style-name="Source_20_Text"><text:span text:style-name="T6">maximum_temperature</text:span></text:span><text:span text:style-name="T3">):</text:span></text:p>
            <text:list>
              <text:list-item>
                <text:p text:style-name="P9"><text:span text:style-name="T4">Uso en SIRA:</text:span> Define los umbrales de alerta. Si un sensor de temperatura baja del mínimo importado de Trefle, SIRA sabrá que debe activar la calefacción o enviar una alerta de helada.</text:p>
              </text:list-item>
            </text:list>
          </text:list-item>
          <text:list-item>
            <text:p text:style-name="P18"><text:soft-page-break/><text:span text:style-name="T3">Necesidades Hídricas / Precipitación (</text:span><text:span text:style-name="Source_20_Text"><text:span text:style-name="T6">minimum_precipitation</text:span></text:span><text:span text:style-name="T3">):</text:span></text:p>
            <text:list>
              <text:list-item>
                <text:p text:style-name="P9"><text:span text:style-name="T4">Uso en SIRA:</text:span> Nos indica cuánta agua necesita la planta biológicamente (mm/año). Nuestro algoritmo convertirá este dato en frecuencia de riego para las electroválvulas.</text:p>
              </text:list-item>
            </text:list>
          </text:list-item>
          <text:list-item>
            <text:p text:style-name="P18"><text:span text:style-name="T3">Requerimiento de Luz (</text:span><text:span text:style-name="Source_20_Text"><text:span text:style-name="T6">light</text:span></text:span><text:span text:style-name="T3"> - Escala 0 a 10):</text:span></text:p>
            <text:list>
              <text:list-item>
                <text:p text:style-name="P9"><text:span text:style-name="T4">Uso en SIRA:</text:span> Indica si el cultivo es de sombra o pleno sol. Si los sensores de luminosidad detectan valores fuera de este rango, el sistema puede sugerir desplegar mallas de sombreo.</text:p>
              </text:list-item>
            </text:list>
          </text:list-item>
          <text:list-item>
            <text:p text:style-name="P18"><text:span text:style-name="T3">Humedad Atmosférica (</text:span><text:span text:style-name="Source_20_Text"><text:span text:style-name="T6">atmospheric_humidity</text:span></text:span><text:span text:style-name="T3">):</text:span></text:p>
            <text:list>
              <text:list-item>
                <text:p text:style-name="P9"><text:span text:style-name="T4">Uso en SIRA:</text:span> Parámetro clave para la gestión de la ventilación (apertura de ventanas/techos) para evitar hongos o deshidratación.</text:p>
              </text:list-item>
            </text:list>
          </text:list-item>
        </text:list>
        <text:p text:style-name="P2">Conclusión</text:p>
        <text:p text:style-name="P2">La integración con Trefle transforma a SIRA de una herramienta pasiva a un sistema experto. No solo registramos datos, sino que importamos el "conocimiento" necesario para saber si las condiciones actuales del invernadero son adecuadas para la vida de la planta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7T12:34:32.319256288</meta:creation-date>
    <dc:date>2025-12-27T12:35:30.875650782</dc:date>
    <meta:editing-duration>PT59S</meta:editing-duration>
    <meta:editing-cycles>1</meta:editing-cycles>
    <meta:document-statistic meta:table-count="0" meta:image-count="0" meta:object-count="0" meta:page-count="2" meta:paragraph-count="25" meta:word-count="493" meta:character-count="3200" meta:non-whitespace-character-count="2746"/>
    <meta:generator>LibreOffice/24.2.7.2$Linux_X86_64 LibreOffice_project/420$Build-2</meta:generator>
  </office:meta>
</office:document-meta>
</file>